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style:font-name="Times New Roman" fo:font-size="6pt" style:font-name-asian="Times New Roman1" style:font-size-asian="6pt" style:language-asian="zh" style:country-asian="CN" style:font-name-complex="Times New Roman1" style:font-size-complex="6pt"/>
    </style:style>
    <style:style style:name="P2" style:family="paragraph" style:parent-style-name="No_20_Spacing">
      <style:text-properties fo:font-size="6pt" style:font-size-asian="6pt" style:font-size-complex="6pt"/>
    </style:style>
    <style:style style:name="P3" style:family="paragraph" style:parent-style-name="No_20_Spacing">
      <style:text-properties fo:font-size="6pt" style:font-size-asian="6pt" style:font-name-complex="F" style:font-size-complex="6pt"/>
    </style:style>
    <style:style style:name="P4" style:family="paragraph" style:parent-style-name="No_20_Spacing">
      <style:text-properties fo:font-size="6pt" fo:font-weight="bold" style:font-size-asian="6pt" style:font-weight-asian="bold" style:font-size-complex="6pt"/>
    </style:style>
    <style:style style:name="P5" style:family="paragraph" style:parent-style-name="No_20_Spacing">
      <style:text-properties fo:font-size="6pt" fo:language="bg" fo:country="BG" fo:font-weight="bold" style:font-size-asian="6pt" style:font-weight-asian="bold" style:font-size-complex="6pt"/>
    </style:style>
    <style:style style:name="P6" style:family="paragraph" style:parent-style-name="No_20_Spacing">
      <style:text-properties fo:font-size="6pt" fo:font-style="italic" style:font-size-asian="6pt" style:font-style-asian="italic" style:font-size-complex="6pt"/>
    </style:style>
    <style:style style:name="P7" style:family="paragraph" style:parent-style-name="No_20_Spacing">
      <style:text-properties fo:font-size="6pt" fo:font-style="italic" style:font-size-asian="6pt" style:font-style-asian="italic" style:font-name-complex="F" style:font-size-complex="6pt"/>
    </style:style>
    <style:style style:name="P8" style:family="paragraph" style:parent-style-name="No_20_Spacing" style:master-page-name="Standard">
      <style:paragraph-properties style:page-number="auto"/>
      <style:text-properties fo:font-size="6pt" style:font-size-asian="6pt" style:font-size-complex="6pt"/>
    </style:style>
    <style:style style:name="P9" style:family="paragraph" style:parent-style-name="No_20_Spacing" style:master-page-name="Converted1">
      <style:paragraph-properties style:page-number="auto"/>
      <style:text-properties fo:font-size="6pt" style:font-size-asian="6pt" style:font-size-complex="6pt"/>
    </style:style>
    <style:style style:name="P10" style:family="paragraph" style:parent-style-name="Footer">
      <style:text-properties fo:font-size="6pt" style:font-size-asian="6pt" style:font-size-complex="6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style:font-size-asian="7pt" style:font-name-complex="F" style:font-size-complex="7pt"/>
    </style:style>
    <style:style style:name="T3" style:family="text">
      <style:text-properties fo:font-size="7pt" style:font-size-asian="7pt" style:language-asian="zh" style:country-asian="CN" style:font-name-complex="F" style:font-size-complex="7pt"/>
    </style:style>
    <style:style style:name="T4" style:family="text">
      <style:text-properties fo:font-size="7pt" fo:language="bg" fo:country="BG" style:font-size-asian="7pt" style:font-size-complex="7pt"/>
    </style:style>
    <style:style style:name="T5" style:family="text">
      <style:text-properties fo:font-size="7pt" fo:language="bg" fo:country="BG" style:font-size-asian="7pt" style:font-name-complex="F" style:font-size-complex="7pt"/>
    </style:style>
    <style:style style:name="T6" style:family="text">
      <style:text-properties fo:font-size="7pt" fo:language="bg" fo:country="BG" fo:font-weight="bold" style:font-size-asian="7pt" style:font-weight-asian="bold" style:font-size-complex="7pt"/>
    </style:style>
    <style:style style:name="T7" style:family="text">
      <style:text-properties fo:font-size="7pt" fo:language="bg" fo:country="BG" fo:font-style="italic" style:font-size-asian="7pt" style:font-style-asian="italic" style:font-size-complex="7pt"/>
    </style:style>
    <style:style style:name="T8" style:family="text">
      <style:text-properties fo:font-size="7pt" fo:language="bg" fo:country="BG" fo:font-style="italic" fo:font-weight="bold" style:font-size-asian="7pt" style:font-style-asian="italic" style:font-weight-asian="bold" style:font-size-complex="7pt"/>
    </style:style>
    <style:style style:name="T9" style:family="text">
      <style:text-properties fo:font-size="7pt" fo:font-weight="bold" style:font-size-asian="7pt" style:font-weight-asian="bold" style:font-size-complex="7pt"/>
    </style:style>
    <style:style style:name="T10" style:family="text">
      <style:text-properties fo:font-size="7pt" fo:font-weight="bold" style:font-size-asian="7pt" style:font-weight-asian="bold" style:font-name-complex="F" style:font-size-complex="7pt"/>
    </style:style>
    <style:style style:name="T11" style:family="text">
      <style:text-properties fo:font-size="7pt" fo:font-style="italic" style:font-size-asian="7pt" style:font-style-asian="italic" style:font-size-complex="7pt"/>
    </style:style>
    <style:style style:name="T12" style:family="text">
      <style:text-properties fo:font-size="7pt" fo:font-style="italic" style:font-size-asian="7pt" style:font-style-asian="italic" style:font-name-complex="F" style:font-size-complex="7pt"/>
    </style:style>
    <style:style style:name="T13" style:family="text">
      <style:text-properties fo:font-size="7pt" fo:font-style="italic" fo:font-weight="bold" style:font-size-asian="7pt" style:font-style-asian="italic" style:font-weight-asian="bold" style:font-name-complex="F" style:font-size-complex="7pt"/>
    </style:style>
    <style:style style:name="T14" style:family="text">
      <style:text-properties fo:font-size="7pt" fo:font-style="italic" fo:font-weight="bold" style:font-size-asian="7pt" style:font-style-asian="italic" style:font-weight-asian="bold" style:font-size-complex="7pt"/>
    </style:style>
    <style:style style:name="T15" style:family="text">
      <style:text-properties fo:font-size="7pt" style:font-name-asian="Times New Roman1" style:font-size-asian="7pt" style:font-size-complex="7pt"/>
    </style:style>
    <style:style style:name="T16" style:family="text">
      <style:text-properties fo:font-size="7pt" fo:font-weight="normal" style:font-size-asian="7pt" style:font-weight-asian="normal" style:font-size-complex="7pt"/>
    </style:style>
    <style:style style:name="T17" style:family="text">
      <style:text-properties fo:language="bg" fo:country="BG"/>
    </style:style>
    <style:style style:name="T18" style:family="text">
      <style:text-properties fo:language="bg" fo:country="BG" fo:font-weight="bold" style:font-weight-asian="bold"/>
    </style:style>
    <style:style style:name="T19" style:family="text">
      <style:text-properties fo:language="bg" fo:country="BG" fo:font-style="italic" style:font-style-asian="italic"/>
    </style:style>
    <style:style style:name="T20" style:family="text">
      <style:text-properties fo:language="bg" fo:country="BG" fo:font-style="italic" fo:font-weight="bold" style:font-style-asian="italic" style:font-weight-asian="bold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name-complex="F"/>
    </style:style>
    <style:style style:name="T23" style:family="text">
      <style:text-properties style:text-position="super 58%"/>
    </style:style>
    <style:style style:name="T24" style:family="text">
      <style:text-properties style:text-position="super 58%" style:font-name="Symbol" fo:font-size="7pt" fo:language="bg" fo:country="BG" style:font-size-asian="7pt" style:font-size-complex="7pt"/>
    </style:style>
    <style:style style:name="T25" style:family="text">
      <style:text-properties style:text-position="super 58%" style:font-name="Symbol" fo:language="bg" fo:country="BG"/>
    </style:style>
    <style:style style:name="T26" style:family="text">
      <style:text-properties style:text-position="super 58%" fo:font-size="7pt" style:font-size-asian="7pt" style:font-size-complex="7pt"/>
    </style:style>
    <style:style style:name="T27" style:family="text">
      <style:text-properties style:text-position="super 58%" fo:font-size="7pt" fo:language="bg" fo:country="BG" style:font-size-asian="7pt" style:font-size-complex="7pt"/>
    </style:style>
    <style:style style:name="T28" style:family="text">
      <style:text-properties style:text-position="super 58%" fo:language="bg" fo:country="BG"/>
    </style:style>
    <style:style style:name="T29" style:family="text">
      <style:text-properties style:font-name="Symbol"/>
    </style:style>
    <style:style style:name="T30" style:family="text">
      <style:text-properties style:font-name="Symbol" fo:font-size="7pt" style:font-size-asian="7pt" style:font-size-complex="7pt"/>
    </style:style>
    <style:style style:name="T31" style:family="text">
      <style:text-properties style:font-name="Symbol" fo:font-size="7pt" fo:language="bg" fo:country="BG" style:font-size-asian="7pt" style:font-size-complex="7pt"/>
    </style:style>
    <style:style style:name="T32" style:family="text">
      <style:text-properties style:font-name="Symbol" fo:language="bg" fo:country="BG"/>
    </style:style>
    <style:style style:name="T33" style:family="text">
      <style:text-properties style:text-position="sub 58%"/>
    </style:style>
    <style:style style:name="T34" style:family="text">
      <style:text-properties style:text-position="sub 58%" fo:font-size="7pt" style:font-size-asian="7pt" style:font-size-complex="7pt"/>
    </style:style>
    <style:style style:name="T35" style:family="text">
      <style:text-properties style:text-position="sub 58%" fo:font-size="7pt" style:font-size-asian="7pt" style:font-name-complex="F" style:font-size-complex="7pt"/>
    </style:style>
    <style:style style:name="T36" style:family="text">
      <style:text-properties style:text-position="sub 58%" fo:font-size="7pt" fo:language="bg" fo:country="BG" style:font-size-asian="7pt" style:font-size-complex="7pt"/>
    </style:style>
    <style:style style:name="T37" style:family="text">
      <style:text-properties style:text-position="sub 58%" style:font-name="Symbol" fo:font-size="7pt" fo:language="bg" fo:country="BG" style:font-size-asian="7pt" style:font-size-complex="7pt"/>
    </style:style>
    <style:style style:name="T38" style:family="text">
      <style:text-properties style:text-position="sub 58%" style:font-name="Symbol" fo:language="bg" fo:country="BG"/>
    </style:style>
    <style:style style:name="T39" style:family="text">
      <style:text-properties style:text-position="sub 58%" style:font-name-complex="F"/>
    </style:style>
    <style:style style:name="T40" style:family="text">
      <style:text-properties style:text-position="sub 58%" fo:language="bg" fo:country="BG"/>
    </style:style>
    <style:style style:name="T41" style:family="text">
      <style:text-properties style:font-name="Wingdings"/>
    </style:style>
    <style:style style:name="T42" style:family="text">
      <style:text-properties style:font-name="Wingdings" fo:font-size="7pt" style:font-size-asian="7pt" style:font-size-complex="7pt"/>
    </style:style>
    <style:style style:name="T43" style:family="text">
      <style:text-properties fo:color="#ff0000" fo:font-size="7pt" style:font-size-asian="7pt" style:font-size-complex="7pt"/>
    </style:style>
    <style:style style:name="T44" style:family="text">
      <style:text-properties fo:font-style="italic" style:font-style-asian="italic"/>
    </style:style>
    <style:style style:name="T45" style:family="text">
      <style:text-properties fo:font-style="italic" style:font-style-asian="italic" style:font-name-complex="F"/>
    </style:style>
    <style:style style:name="T46" style:family="text">
      <style:text-properties fo:font-style="italic" fo:font-weight="bold" style:font-style-asian="italic" style:font-weight-asian="bold"/>
    </style:style>
    <style:style style:name="T47" style:family="text">
      <style:text-properties fo:font-style="italic" fo:font-weight="bold" style:font-style-asian="italic" style:font-weight-asian="bold" style:font-name-complex="F"/>
    </style:style>
    <style:style style:name="T48" style:family="text">
      <style:text-properties style:font-name-asian="Times New Roman1"/>
    </style:style>
    <style:style style:name="T49" style:family="text">
      <style:text-properties style:font-name="Cambria Math" style:font-name-asian="Times New Roman1"/>
    </style:style>
    <style:style style:name="T50" style:family="text">
      <style:text-properties style:font-name="Cambria Math" fo:font-size="7pt" style:font-name-asian="Times New Roman1" style:font-size-asian="7pt" style:font-size-complex="7pt"/>
    </style:style>
    <style:style style:name="T51" style:family="text">
      <style:text-properties style:text-position="-58% 100%" style:font-name="Times New Roman" style:font-name-asian="Times New Roman1" style:language-asian="zh" style:country-asian="CN" style:font-name-complex="Times New Roman1"/>
    </style:style>
    <style:style style:name="T52" style:family="text">
      <style:text-properties style:text-position="-58% 100%" style:font-name="Times New Roman" fo:font-size="7pt" style:font-name-asian="Times New Roman1" style:font-size-asian="7pt" style:language-asian="zh" style:country-asian="CN" style:font-name-complex="Times New Roman1" style:font-size-complex="7pt"/>
    </style:style>
    <style:style style:name="T53" style:family="text">
      <style:text-properties style:text-position="-58% 100%" style:font-name="Times New Roman" fo:font-size="7pt" fo:language="bg" fo:country="BG" style:font-name-asian="Times New Roman1" style:font-size-asian="7pt" style:language-asian="zh" style:country-asian="CN" style:font-name-complex="Times New Roman1" style:font-size-complex="7pt"/>
    </style:style>
    <style:style style:name="T54" style:family="text">
      <style:text-properties style:font-name="Times New Roman" style:font-name-asian="Times New Roman1" style:language-asian="zh" style:country-asian="CN" style:font-name-complex="Times New Roman1"/>
    </style:style>
    <style:style style:name="T55" style:family="text">
      <style:text-properties style:font-name="Times New Roman" fo:font-size="7pt" style:font-name-asian="Times New Roman1" style:font-size-asian="7pt" style:language-asian="zh" style:country-asian="CN" style:font-name-complex="Times New Roman1" style:font-size-complex="7pt"/>
    </style:style>
    <style:style style:name="T56" style:family="text">
      <style:text-properties style:language-asian="zh" style:country-asian="CN" style:font-name-complex="F"/>
    </style:style>
    <style:style style:name="T57" style:family="text">
      <style:text-properties style:font-name-complex="F"/>
    </style:style>
    <style:style style:name="T58" style:family="text">
      <style:text-properties fo:font-weight="normal" style:font-weight-asian="normal"/>
    </style:style>
    <style:style style:name="T59" style:family="text">
      <style:text-properties fo:font-size="6pt" fo:font-weight="bold" style:font-size-asian="6pt" style:font-weight-asian="bold" style:font-size-complex="6pt"/>
    </style:style>
    <style:style style:name="T60" style:family="text">
      <style:text-properties fo:font-size="6pt" fo:font-weight="normal" style:font-size-asian="6pt" style:font-weight-asian="normal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8">Ортогонални Сигнали. Обобщен ред на Фурие.</text:span></text:p>
      <text:p text:style-name="P2"><text:span text:style-name="T17">Ортогонални сигнали – 2 сигнала, </text:span>u v<text:span text:style-name="T17">, са ортогонални, ако тяхното скаларно произведение и взаимната им енергия са равни на 0(1.1), т.е. те са независими.</text:span></text:p>
      <text:p text:style-name="P2"><text:span text:style-name="T17">1.1 (</text:span>u,v<text:span text:style-name="T17">) = </text:span><text:span text:style-name="T25"></text:span><text:span text:style-name="T29"></text:span><text:span text:style-name="T40">-</text:span><text:span text:style-name="T38"></text:span><text:span text:style-name="T40"> </text:span>u(t)v(t)dt =0<text:tab/><text:span text:style-name="T17">изразява приликата м/у първият и вторият сигнал</text:span></text:p>
      <text:p text:style-name="P2"><text:span text:style-name="T17"><text:tab/>Ортогоналните сигнали се използват при анализ на сложни сигнали или синтез на система от сигнали.При анализа се извършва разлагане на един сложен сигнал на сума от по-прости и независими сигнали, а при синтеза се създава с-ма от сигнали, като с това се осигурява по-голяма достоверност на информацията.</text:span><text:bookmark text:name="_GoBack"/><text:span text:style-name="T17"><text:tab/><text:tab/><text:tab/><text:tab/><text:tab/></text:span></text:p>
      <text:p text:style-name="P2"><text:span text:style-name="T17"><text:tab/><text:tab/><text:tab/>(</text:span>u,v) = |u||v|.cos<text:span text:style-name="T17">Ф</text:span> = 0</text:p>
      <text:p text:style-name="P2"><text:span text:style-name="T17">В многомерното пространство на сигналите може да се разгледа система за ортогонални сигнали. В този случай за всяка една(която и да е) двойка сигнали трябва да е изпълнено условието за ортогоналност.</text:span></text:p>
      <text:p text:style-name="P2">{u<text:span text:style-name="T33">1</text:span>,u<text:span text:style-name="T33">2</text:span>,u<text:span text:style-name="T33">3</text:span>…u<text:span text:style-name="T33">n</text:span>} --<text:span text:style-name="T41"></text:span> [t1,t2]<text:span text:style-name="T17"> - <text:s/>набор на базовите функции</text:span></text:p>
      <text:p text:style-name="P2">(u<text:span text:style-name="T33">i , ,</text:span>u<text:span text:style-name="T33">j</text:span>) = Km, <text:span text:style-name="T17">за </text:span>i=j, <text:s/>0, za i !=j.<text:tab/>Km <text:span text:style-name="T17">е число съответстващо на собствената Енергия на сигнала.</text:span></text:p>
      <text:p text:style-name="P2"><text:span text:style-name="T17">К</text:span>m=Eu <text:span text:style-name="T17">при i=j =&gt;U</text:span><text:span text:style-name="T40">i</text:span><text:span text:style-name="T17">=U</text:span><text:span text:style-name="T40">j</text:span><text:span text:style-name="T17">, тогава (Ui,Ui) = </text:span><text:span text:style-name="T25"></text:span><text:span text:style-name="T29"></text:span><text:span text:style-name="T40">-</text:span><text:span text:style-name="T38"></text:span><text:span text:style-name="T17">u</text:span><text:span text:style-name="T28">2</text:span><text:span text:style-name="T17">(t)dt.</text:span></text:p>
      <text:p text:style-name="P2"><text:span text:style-name="T17">При Km=1 (U</text:span><text:span text:style-name="T40">i</text:span><text:span text:style-name="T17">,U</text:span><text:span text:style-name="T40">j</text:span><text:span text:style-name="T17">)= {1 , при i=j ; </text:span></text:p>
      <text:p text:style-name="P2"><text:span text:style-name="T17"><text:tab/><text:tab/> <text:s text:c="9"/>0, при i≠j} (3) <text:s/>ортогонален базис </text:span></text:p>
      <text:p text:style-name="P2"><text:span text:style-name="T17">Обобщен ред на Фурие - Разглеждаме {U1,U2,...,Un}, която отговаря на (3) и е ортогонален базис. Един сложен сигнал S(t) се представя като линейна комбинация от прости сигнали.</text:span></text:p>
      <text:p text:style-name="P2"><text:span text:style-name="T17">S(t)=</text:span> <text:span text:style-name="T29"></text:span><text:span text:style-name="T17"> </text:span><text:span text:style-name="T25"></text:span><text:span text:style-name="T33">i=0</text:span> C<text:span text:style-name="T17">i.li; <text:s/>li-&gt;вектори{U1,U2,...,Un}</text:span></text:p>
      <text:p text:style-name="P2"><text:span text:style-name="T17">S(t</text:span>)= <text:span text:style-name="T29"></text:span><text:span text:style-name="T17"> </text:span><text:span text:style-name="T25"></text:span><text:span text:style-name="T33">i=1</text:span> C<text:span text:style-name="T17">i.Ui(t) - обобщен ред на Фурие.</text:span></text:p>
      <text:p text:style-name="P2"><text:span text:style-name="T17">При решаване на конкретни задачи, </text:span>S(t)<text:span text:style-name="T17"> и </text:span>U(t) <text:span text:style-name="T17">са зададени и се търсят коефициентите С = ? като </text:span>i=1,2,3,4…n <text:span text:style-name="T17">За решението използваме базисната функция </text:span>Un(t)</text:p>
      <text:p text:style-name="P2"><text:span text:style-name="T17">S(t</text:span>)= <text:span text:style-name="T29"></text:span><text:span text:style-name="T17"> </text:span><text:span text:style-name="T25"></text:span><text:span text:style-name="T33">i=1</text:span> C<text:span text:style-name="T17">i.Ui(t) <text:s/></text:span>/*Uk(t)</text:p>
      <text:p text:style-name="P2"><text:span text:style-name="T23">t2</text:span><text:span text:style-name="T29"></text:span><text:span text:style-name="T33">t1</text:span>Uk(t)S(t) dt = <text:span text:style-name="T29"></text:span><text:span text:style-name="T17"> </text:span><text:span text:style-name="T25"></text:span><text:span text:style-name="T33">i=1</text:span> C<text:span text:style-name="T17">i</text:span> <text:span text:style-name="T23">t2</text:span><text:span text:style-name="T29"></text:span><text:span text:style-name="T33">t1</text:span>Ui(t)<text:span text:style-name="T17">.U</text:span>k<text:span text:style-name="T17">(t)</text:span>dt</text:p>
      <text:p text:style-name="P2"><text:span text:style-name="T17">Тъй като сигналите са ортогонални – ще остане само членът с номер </text:span>i=k<text:span text:style-name="T17"> (</text:span>U:Uk != 0)</text:p>
      <text:p text:style-name="P2"><text:span text:style-name="T17"><text:tab/></text:span>Ck=<text:span text:style-name="T23"> t2</text:span><text:span text:style-name="T29"></text:span><text:span text:style-name="T33">t1</text:span>Uk(t)S(t) dt / <text:span text:style-name="T23"><text:s/>t2</text:span><text:span text:style-name="T29"></text:span><text:span text:style-name="T33">t1</text:span>Uk(t)<text:span text:style-name="T23">2</text:span> dt </text:p>
      <text:p text:style-name="P2"><text:span text:style-name="T17"><text:tab/>Ако системата е ортогонална е изпълнено условие (3) =&gt; </text:span>Ck=<text:span text:style-name="T23"> t2</text:span><text:span text:style-name="T29"></text:span><text:span text:style-name="T33">t1</text:span>Uk(t)S(t) dt</text:p>
      <text:p text:style-name="P2"/>
      <text:p text:style-name="P2"><text:span text:style-name="T18">Апроксимиране на периодичен сигнал чрез тригонометричен ред на Фурие. Равенство на Парсевал.</text:span></text:p>
      <text:p text:style-name="P2"><text:span text:style-name="T17">S(t) = S(t+nT) , n=1,2,... T-период на повторение</text:span> <text:span text:style-name="T17">Т = 1/</text:span>f</text:p>
      <text:p text:style-name="P2"><text:span text:style-name="T17">S(t) = </text:span>A*<text:span text:style-name="T17">sin nwt</text:span> = A*<text:span text:style-name="T17">coswt, w=2πf = 2π/T</text:span></text:p>
      <text:p text:style-name="P2"/>
      <text:p text:style-name="P2"/>
      <text:p text:style-name="P2"><text:span text:style-name="T17">Смисълът е да се представи един периодичен сигнал само ч/з ф-циите sinwt и coswt, който са базови ортогонални функции </text:span>Uk(t) <text:span text:style-name="T17">от Обобщен Ред на Фурие. Условието е ф-цията, която описва сигнала s(t) да отговаря на условието на Дирихле:</text:span></text:p>
      <text:p text:style-name="P2"><text:span text:style-name="T17">-S(t) да е непрекъсната или с краен брой точки на прекъсване от I-ти род за разглеждания краен интервал</text:span><text:span text:style-name="T25"></text:span><text:span text:style-name="T29"></text:span><text:span text:style-name="T40">-</text:span><text:span text:style-name="T38"></text:span><text:span text:style-name="T17">S(t)dt <text:s/>(има краен брой точки).</text:span></text:p>
      <text:p text:style-name="P2"><text:span text:style-name="T17"><text:s/>S(t) = a</text:span><text:span text:style-name="T40">0</text:span><text:span text:style-name="T17">/2 + </text:span><text:span text:style-name="T29"></text:span><text:span text:style-name="T17"> </text:span><text:span text:style-name="T25"></text:span><text:span text:style-name="T33">n=1</text:span> <text:span text:style-name="T17">a</text:span><text:span text:style-name="T40">n</text:span><text:span text:style-name="T17">.cos nwt + b</text:span><text:span text:style-name="T40">n</text:span><text:span text:style-name="T17"> sin nwt - Пълна форма на реда на Фурие. а0, аn, bn - коеф. в реда на Фурие.</text:span></text:p>
      <text:p text:style-name="P2"><text:span text:style-name="T17">а</text:span><text:span text:style-name="T40">0</text:span><text:span text:style-name="T17">=2/Т <text:s/></text:span><text:span text:style-name="T28">Т/2</text:span><text:span text:style-name="T29"></text:span><text:span text:style-name="T40">-Т/2</text:span><text:span text:style-name="T17">S(t)dt - описва постоянната съставка на сигнала.</text:span></text:p>
      <text:p text:style-name="P2"><text:span text:style-name="T17">а</text:span><text:span text:style-name="T40">n</text:span><text:span text:style-name="T17">=2/ Т <text:s/></text:span><text:span text:style-name="T28">Т/2</text:span><text:span text:style-name="T29"></text:span><text:span text:style-name="T40">-Т/2</text:span><text:span text:style-name="T17"> S(t)cos nwt dt - определя четните съставки от реда на Фурие</text:span></text:p>
      <text:p text:style-name="P2"><text:span text:style-name="T17">b</text:span><text:span text:style-name="T40">n</text:span><text:span text:style-name="T17">=2/Т <text:s/>Т <text:s/></text:span><text:span text:style-name="T28">Т/2</text:span><text:span text:style-name="T29"></text:span><text:span text:style-name="T40">-Т/2</text:span><text:span text:style-name="T17">S(t)sin nwt dt - определя нечетните съставки.</text:span></text:p>
      <text:p text:style-name="P2"><text:span text:style-name="T17"><text:s/>S(t) = a</text:span><text:span text:style-name="T40">0</text:span><text:span text:style-name="T17">/2 + </text:span><text:span text:style-name="T29"></text:span><text:span text:style-name="T17"> </text:span><text:span text:style-name="T25"></text:span><text:span text:style-name="T33">n=1</text:span> <text:span text:style-name="T17">А</text:span><text:span text:style-name="T40">n</text:span><text:span text:style-name="T17">.cos(nwt + φ</text:span><text:span text:style-name="T40">n</text:span><text:span text:style-name="T17">) - кратка форма на реда на Фурие</text:span></text:p>
      <text:p text:style-name="P2"><text:span text:style-name="T17">Аn=sqrt(a</text:span><text:span text:style-name="T40">n</text:span><text:span text:style-name="T28">2</text:span><text:span text:style-name="T17">+b</text:span><text:span text:style-name="T40">n</text:span><text:span text:style-name="T28">2</text:span><text:span text:style-name="T17">) - определя ампл.-честотния спектър на сигнала</text:span></text:p>
      <text:p text:style-name="P2"><text:span text:style-name="T17">φ</text:span><text:span text:style-name="T40">n</text:span><text:span text:style-name="T17">=аrctg b</text:span><text:span text:style-name="T40">n</text:span><text:span text:style-name="T17">/a</text:span><text:span text:style-name="T40">n</text:span><text:span text:style-name="T17"> - определя фазово-честотния спектър на сигнала.</text:span><text:span text:style-name="T21"> </text:span></text:p>
      <text:p text:style-name="P2"><text:span text:style-name="T19">АЧФ – функционалната зависимост на амлитудата от честотата(амплитудна честотна спектрална диаграма)</text:span></text:p>
      <text:p text:style-name="P2"><text:span text:style-name="T19">АЧФ – функционалната зависимост на фазата от честотата(фазово честотна спектрална диаграма)</text:span></text:p>
      <text:p text:style-name="P2"><text:span text:style-name="T18">Особености на АЧС и ФЧС:</text:span></text:p>
      <text:p text:style-name="P2"><text:span text:style-name="T17">1)Периодичния сигнал се представя чрез безброй хармонични съставки с амплитуди A</text:span><text:span text:style-name="T40">n</text:span><text:span text:style-name="T17"> и фази φ</text:span><text:span text:style-name="T40">n</text:span><text:span text:style-name="T17">, разположени по оста на честотата през интервал Δw=w=2π/T</text:span></text:p>
      <text:p text:style-name="P2"><text:span text:style-name="T17">2)Когато Т↑, w↓ и спектралните линии се сгъстяват и обратното, когато Т↓, w↑ спектралните линии се раздалечават.</text:span></text:p>
      <text:p text:style-name="P2"><text:span text:style-name="T17">3)Спектралните диаграми на АЧС и ФЧС показват, че спектърът на периодичните сигнали е прекъснат (дискретен) т.е. на всяка честота отговаря определена А и Ф</text:span></text:p>
      <text:p text:style-name="P2"><text:span text:style-name="T17">4)След определен брой честотни съставки амплитудите и фазите стават пренебрежимо малки, т.е. редът от безкраен се превръща в краен.</text:span></text:p>
      <text:p text:style-name="P2"><text:span text:style-name="T17">5)Спектърът обхваща условно две области:</text:span></text:p>
      <text:p text:style-name="P2"><text:span text:style-name="T17"/></text:p>
      <text:p text:style-name="P2"><text:span text:style-name="T17">ниско честотна - тя представя информативна/основната част от сигнала</text:span></text:p>
      <text:p text:style-name="P2"><text:span text:style-name="T17">-високо честотна - тя представя специфичните особености на сигнала/фронтове,шумове/.</text:span></text:p>
      <text:p text:style-name="P2"><text:span text:style-name="T18">Свойства на реда на Фурие:</text:span></text:p>
      <text:p text:style-name="P2"><text:span text:style-name="T17">1)Ако + и - стойности на ф-цията S(t) за един период описват еднакви площи, то а</text:span><text:span text:style-name="T40">0</text:span><text:span text:style-name="T17">=0;</text:span></text:p>
      <text:p text:style-name="P2"><text:span text:style-name="T17">2)Ако S(t) е четна функция, b</text:span><text:span text:style-name="T40">n</text:span><text:span text:style-name="T17">=0; т.е. S(-t)</text:span></text:p>
      <text:p text:style-name="P2"><text:span text:style-name="T17">3)Ако S(t) е нечетна функция, a</text:span><text:span text:style-name="T40">n</text:span><text:span text:style-name="T17">=0; -S(-t)</text:span></text:p>
      <text:p text:style-name="P2"><text:span text:style-name="T17">4)Транслирането на ф-цията по абсцисната ос</text:span>(x)<text:span text:style-name="T17"> изменя само фазата на сигнала и само ФЧС;</text:span></text:p>
      <text:p text:style-name="P2"><text:span text:style-name="T17">5) Транслирането на ф-цията само по ординатната ос</text:span>(y)<text:span text:style-name="T17"> изменя постоянната съставка, но не оказва влияние в/у амплитудите и фазите на отделните спектрални съставки;</text:span></text:p>
      <text:p text:style-name="P2"><text:span text:style-name="T17">6) Ако S(t) може да се представи като сума от по-прости сигнали, то a</text:span><text:span text:style-name="T40">n</text:span><text:span text:style-name="T17"> и b</text:span><text:span text:style-name="T40">n</text:span><text:span text:style-name="T17"> са суми от коефициентите на съставните сигнали.</text:span></text:p>
      <text:p text:style-name="P2"><text:span text:style-name="T17">Разпределение на мощностите в спектъра на периодични сигнал:</text:span></text:p>
      <text:p text:style-name="P2"><text:span text:style-name="T17">Р</text:span><text:span text:style-name="T40">ср</text:span><text:span text:style-name="T17">.=1/Т </text:span><text:span text:style-name="T28">Т</text:span><text:span text:style-name="T29"></text:span><text:span text:style-name="T40">0</text:span><text:span text:style-name="T17">S</text:span><text:span text:style-name="T28">2</text:span><text:span text:style-name="T17">(t)dt. Ако се замести S(t) с кратката форма на реда на Фурие се получава Рср.=(а</text:span><text:span text:style-name="T40">0</text:span><text:span text:style-name="T28">2</text:span><text:span text:style-name="T17">/4).1/2 </text:span><text:span text:style-name="T29"></text:span><text:span text:style-name="T17"> </text:span><text:span text:style-name="T25"></text:span><text:span text:style-name="T33">n=1</text:span> <text:span text:style-name="T17"><text:s/>А</text:span><text:span text:style-name="T40">n</text:span><text:span text:style-name="T28">2</text:span><text:span text:style-name="T17">.</text:span></text:p>
      <text:p text:style-name="P2"><text:span text:style-name="T17">Pcp(средната мощност). на периодичния сигнал е равна на сумата от Рср. на всички хармонични и мощността на постоянната съставка.Средната мощност не зависи от първоначалната фаза на съставките.</text:span></text:p>
      <text:p text:style-name="P4"/>
      <text:p text:style-name="P2"><text:span text:style-name="T18">Комплексна форма на реда на Фурие.Спектър на непериодичен сигнал.</text:span></text:p>
      <text:p text:style-name="P2"><text:span text:style-name="T17">Използва се, защото често системите се описват с функции на комплексни променливи. </text:span></text:p>
      <text:p text:style-name="P2"><text:span text:style-name="T17">Изчисленията са удобни, но по-бавни в сравнение с други методи. Представяме S(t) като сума от система ортонормирани функции като използваме обобщения ред на Фурие.</text:span></text:p>
      <text:p text:style-name="P2"><text:span text:style-name="T17">S(t)=</text:span><text:span text:style-name="T29"></text:span><text:span text:style-name="T17"> </text:span><text:span text:style-name="T25"></text:span><text:span text:style-name="T33">n=</text:span><text:span text:style-name="T40">-</text:span><text:span text:style-name="T38"></text:span> <text:span text:style-name="T17">C"n f</text:span><text:span text:style-name="T40">n</text:span><text:span text:style-name="T17">(t)</text:span></text:p>
      <text:p text:style-name="P2"><text:span text:style-name="T17">fn={ ...e</text:span><text:span text:style-name="T28">[-2jwt],</text:span><text:span text:style-name="T17">e</text:span><text:span text:style-name="T28">[-jwt]</text:span><text:span text:style-name="T17">,1,e</text:span><text:span text:style-name="T28">[jwt],</text:span><text:span text:style-name="T17">e</text:span><text:span text:style-name="T28">[2jwt],...}</text:span></text:p>
      <text:p text:style-name="P2"><text:span text:style-name="T17">S(t)= </text:span><text:span text:style-name="T29"></text:span><text:span text:style-name="T17"> </text:span><text:span text:style-name="T25"></text:span><text:span text:style-name="T33">n=</text:span><text:span text:style-name="T40">-</text:span><text:span text:style-name="T38"></text:span> <text:span text:style-name="T17"><text:s/>C</text:span>’<text:span text:style-name="T17">e</text:span><text:span text:style-name="T28">jnwt</text:span><text:span text:style-name="T17"> - комплексна форма на реда на Фурие.</text:span></text:p>
      <text:p text:style-name="P2">C’ = 1/T <text:span text:style-name="T17"><text:s text:c="2"/></text:span><text:span text:style-name="T28">Т/2</text:span><text:span text:style-name="T29"></text:span><text:span text:style-name="T40">-Т/2</text:span><text:span text:style-name="T17"> </text:span>S(t) e<text:span text:style-name="T23">-jnwt</text:span> dt <text:s/>- <text:span text:style-name="T17">компл. Амплитуда на харм.съставки.</text:span></text:p>
      <text:p text:style-name="P2">C’ = |C’| e<text:span text:style-name="T23">j</text:span><text:span text:style-name="T28">ф</text:span><text:span text:style-name="T33">n </text:span>= Cn(cos<text:span text:style-name="T17">ф</text:span><text:span text:style-name="T33">n</text:span> - jsin<text:span text:style-name="T17">ф</text:span><text:span text:style-name="T33">n) = </text:span>a<text:span text:style-name="T33">n</text:span> - jb<text:span text:style-name="T33">n</text:span></text:p>
      <text:p text:style-name="P2">|C’| = Cn = sqrt(a<text:span text:style-name="T33">n</text:span><text:span text:style-name="T23">2</text:span> + b<text:span text:style-name="T33">n</text:span><text:span text:style-name="T23">2) <text:s text:c="2"/></text:span><text:span text:style-name="T28"><text:s/></text:span><text:span text:style-name="T17">комплс ампл. Честотен спектър( АЧС).</text:span></text:p>
      <text:p text:style-name="P2"><text:span text:style-name="T17">Ф</text:span>n = - arctg(bn/an) <text:span text:style-name="T17">компл. Фазово честотен спектър ( ФЧС).</text:span></text:p>
      <text:p text:style-name="P2"><text:span text:style-name="T18">Особености на спектр. диаграма на компл. ред на Фурие:</text:span></text:p>
      <text:p text:style-name="P2"><text:span text:style-name="T17">1)Лявата част на диаграмата съдържа отрицателни <text:s/>честоти, които нямат физически смисъл;</text:span></text:p>
      <text:p text:style-name="P2"><text:span text:style-name="T17">2)С</text:span><text:span text:style-name="T40">n</text:span><text:span text:style-name="T17">=A</text:span><text:span text:style-name="T40">n</text:span><text:span text:style-name="T17">*2 =&gt; An=Cn/2;</text:span></text:p>
      <text:p text:style-name="P2"><text:span text:style-name="T17">3) АЧС и ФЧС са дискретни тоест на честотата отговаря определена амплитуда и фаза.</text:span></text:p>
      <text:p text:style-name="P2"><text:span text:style-name="T18">Спектър на непрериодични сигнали се разглежда при следните условия:</text:span></text:p>
      <text:p text:style-name="P2"><text:span text:style-name="T18">Схеми за периодичен и непериодичен:</text:span></text:p>
      <text:p text:style-name="P2"><text:span text:style-name="T17">1)Непер. сигнал се получава от периодичен, ако допуснем, че Т-&gt;</text:span><text:span text:style-name="T32"></text:span><text:span text:style-name="T17">;</text:span></text:p>
      <text:p text:style-name="P2"><text:span text:style-name="T17">2)Интервалът м/у двете дискретни честоти Δw=w=2п/Т, при Т-&gt;</text:span><text:span text:style-name="T32"></text:span><text:span text:style-name="T17">става w(непрекъснат);</text:span></text:p>
      <text:p text:style-name="P2"><text:span text:style-name="T17">3)1/Т при Т-&gt;</text:span><text:span text:style-name="T32"></text:span><text:span text:style-name="T17">---&gt; dw/п;</text:span></text:p>
      <text:p text:style-name="P2"><text:span text:style-name="T17">4)С‘n -&gt; dC; <text:s text:c="4"/></text:span></text:p>
      <text:p text:style-name="P2"><text:span text:style-name="T17"><text:s/>-T/2 до T/2 -&gt; -</text:span><text:span text:style-name="T32"></text:span><text:span text:style-name="T17"> до </text:span><text:span text:style-name="T32"></text:span></text:p>
      <text:p text:style-name="P2"><text:span text:style-name="T17">dC=1/п </text:span>[<text:span text:style-name="T25"></text:span><text:span text:style-name="T29"></text:span><text:span text:style-name="T40">-</text:span><text:span text:style-name="T38"></text:span><text:span text:style-name="T17">S(t).e</text:span><text:span text:style-name="T28">-jwt</text:span><text:span text:style-name="T17"> dt]dw</text:span></text:p>
      <text:p text:style-name="P2"><text:span text:style-name="T17">S</text:span>’<text:span text:style-name="T17">(</text:span>w<text:span text:style-name="T17">)= <text:s/></text:span><text:span text:style-name="T25"></text:span><text:span text:style-name="T29"></text:span><text:span text:style-name="T40">-</text:span><text:span text:style-name="T38"></text:span><text:span text:style-name="T17">S(t).e</text:span><text:span text:style-name="T28">-jwt</text:span><text:span text:style-name="T17"> dt - право преобразуване на Фурие. (ППФ) То описва спектралната ф-ция на сигнала. [V/Hz]</text:span></text:p>
      <text:p text:style-name="P2"><text:span text:style-name="T17">S(t)= 1/2п </text:span><text:span text:style-name="T25"></text:span><text:span text:style-name="T29"></text:span><text:span text:style-name="T40">-</text:span><text:span text:style-name="T38"></text:span><text:span text:style-name="T33"> </text:span><text:span text:style-name="T17">S</text:span>’<text:span text:style-name="T17">(t).е</text:span><text:span text:style-name="T28">jwt</text:span><text:span text:style-name="T17"> dw - обратно преобразуване на Фурие. (OПФ)</text:span></text:p>
      <text:p text:style-name="P2">|<text:span text:style-name="T17">S</text:span>’| <text:s/>= sqrt(S<text:span text:style-name="T33">re(w)</text:span><text:span text:style-name="T23">2</text:span> + S<text:span text:style-name="T33">im(w)</text:span><text:span text:style-name="T23">2</text:span>) <text:s/>(<text:span text:style-name="T19">АЧС</text:span><text:span text:style-name="T17">).</text:span></text:p>
      <text:p text:style-name="P2"><text:span text:style-name="T17">Ф</text:span>(w) = - arctg(S<text:span text:style-name="T33">im(w)</text:span>/ <text:s/>S<text:span text:style-name="T33">re (w)</text:span>) <text:span text:style-name="T17">( </text:span><text:span text:style-name="T19">ФЗЧ</text:span><text:span text:style-name="T17">).</text:span></text:p>
      <text:p text:style-name="P2"><text:span text:style-name="T17">ППФ и ОПФ позволяват да се установи връзка м/у спектъра и продължителността на сигнала. Сигнали с ограничена продължителност имат неограничен спектър и обратно.</text:span></text:p>
      <text:p text:style-name="P2"/>
      <text:p text:style-name="P2"><text:span text:style-name="T21">Корелационни функции на сигналите. Свойства</text:span></text:p>
      <text:p text:style-name="P2">Correlation – съотношение – търсим връзка между сигналите (във времето)</text:p>
      <text:p text:style-name="P2">Връзката между стойностите на сигналите в различни моменти от времето се оценява количествено чрез корелационните функци.</text:p>
      <text:p text:style-name="P2">Авто корелационни функции АКФ (Autocorrelation function)</text:p>
      <text:p text:style-name="P2">АКФ на аналогови сигнали</text:p>
      <text:p text:style-name="P2">С АКФ се оценява връзката (корелацията) между един сигнал S(t) с крайна продължителност и неговото копие S(t - τ) отместено от времето със закъснение τ.</text:p>
      <text:p text:style-name="P2">Ѱ(τ) = <text:s text:c="3"/>(1.1) <text:s/>-&gt; <text:s text:c="3"/>за аналогов периодичен сигнал</text:p>
      <text:p text:style-name="P2"><text:s/>Ѱ(τ) = <text:s text:c="2"/>(1.2) <text:s/>-&gt; <text:s text:c="2"/>за аналогов непериодичен сигнал</text:p>
      <text:p text:style-name="P2">При τ =0</text:p>
      <text:p text:style-name="P2">Ѱ(τ) = <text:s text:c="3"/>= <text:s text:c="4"/>-&gt; за периодичен сигнал средната мощност на сигнала</text:p>
      <text:p text:style-name="P2">Ѱ(τ) = <text:s text:c="3"/>= Е <text:s text:c="3"/>-&gt; АКФ при непериодичен сигнал има смисъл по енергията на сигнала</text:p>
      <text:p text:style-name="P2">Кореломер –</text:p>
      <text:p text:style-name="P2">АКФ на дискретни сигнали <text:s/>-&gt; ДАКФ</text:p>
      <text:p text:style-name="P2"><text:span text:style-name="T48">S(t) -&gt; S(kT)</text:span></text:p>
      <text:p text:style-name="P2"><text:span text:style-name="T48">τ -&gt; nT<text:tab/><text:tab/>n – цяло число – показва броя на дискретните като определят отместването</text:span></text:p>
      <text:p text:style-name="P2"><text:span text:style-name="T48">S(t – τ) -&gt; S[ (k-n)T ]</text:span><text:span text:style-name="T49"><text:line-break/></text:span><text:span text:style-name="T48"> -&gt; ∑</text:span></text:p>
      <text:p text:style-name="P2"><text:span text:style-name="T48">Ѱ(nT) = <text:s text:c="2"/>(1.3) -&gt; ДАКФ на периодичен сигнал</text:span></text:p>
      <text:p text:style-name="P2"><text:span text:style-name="T48">Ѱ(nT) = <text:s text:c="2"/>(1.4) -&gt; ДАКФ на непериодичен сигнал</text:span></text:p>
      <text:p text:style-name="P2"><text:span text:style-name="T48">Основни параметри на АКФ</text:span></text:p>
      <text:p text:style-name="P2"><text:span text:style-name="T48">а) коефициент на корелация -&gt; R(τ); наричан още нормирана АКФ</text:span></text:p>
      <text:p text:style-name="P2"><text:span text:style-name="T48">R(τ) = </text:span></text:p>
      <text:p text:style-name="P2"><text:span text:style-name="T48"><text:s/>= </text:span></text:p>
      <text:p text:style-name="P2"><text:span text:style-name="T48">R() ≈ 0 -&gt; сигналите са некорелирани (нямат връзка помежду си)</text:span></text:p>
      <text:p text:style-name="P2"><text:span text:style-name="T48">R() ≈ 1 -&gt; сигналите са силно корелирани (нямат връзка помежду си)</text:span></text:p>
      <text:p text:style-name="P2"><text:span text:style-name="T48">R() е число и с удобна мярка за сравняване на АКФ на един сигнал и неговото копие.</text:span></text:p>
      <text:p text:style-name="P2"><text:span text:style-name="T48">б) интервал на корелация - <text:s/>– за който коеф. на корелация R() = 0.05 <text:s/>0.1</text:span></text:p>
      <text:p text:style-name="P2"><text:span text:style-name="T48">Времето на корелация <text:s/>е от съществено значение при дискретизация на случайни сигнали във връзка с тяхната цифрова обработка.</text:span></text:p>
      <text:p text:style-name="P2"><text:span text:style-name="T48">Интервал на дискретизация</text:span></text:p>
      <text:p text:style-name="P2">Ако не е изпълнено, отделните дискрети на сигнала са независими (некорелирани) и възстановяването му е невъзможно.</text:p>
      <text:p text:style-name="P2">Свойства на АКФ</text:p>
      <text:p text:style-name="P2">АКФ е четно по отношение на </text:p>
      <text:p text:style-name="P2">Началната стойност на АКФ е нейната максимална стойност</text:p>
      <text:p text:style-name="P2"><text:span text:style-name="T48">Ѱ(0) = <text:s text:c="2"/></text:span><text:s/>(E)<text:tab/>за непериодични</text:p>
      <text:p text:style-name="P2"><text:tab/>за периодични</text:p>
      <text:p text:style-name="P2">АКФ на периодичните сигнали и също периодична функция, но с аргумент . Използва се при защита от шумове като АКФ на шума клони към 0. Т.е. с времето сигнала и шума стават некорелирани.</text:p>
      <text:p text:style-name="P2">Ако един периодичен сигнал е сума от множество съставки неговата АКФ е сума от АКФ на отделните съставки</text:p>
      <text:p text:style-name="P2">На даден сигнал отговаря напълно определена АКФ, но обратното не е вярно, т.е. по АКФ не можем да възстановим сигнал.</text:p>
      <text:p text:style-name="P2">За определяне на един сигнал е необходимо да познаваме АЧС И ФЧС, а АКФ има връзка само с АЧС =&gt; могат да съществуват различни сигнали с една и съща АКФ.</text:p>
      <text:p text:style-name="P2"/>
      <text:p text:style-name="P10">ВКФ – взаимно корелационна функция – тя показва връзката между два сигнала, изместени във времето с τ</text:p>
      <text:p text:style-name="P9"><text:s/>() = <text:s text:c="2"/>(2.1) -&gt; ВКФ за периодични сигнали – сигналите да имат един и същ период!!!</text:p>
      <text:p text:style-name="P2"><text:s/>() = <text:s/>(2.2) –&gt; ВКФ за непериодични сигнали</text:p>
      <text:p text:style-name="P2">ДВКФ на периодичен сигнал:</text:p>
      <text:p text:style-name="P2"><text:span text:style-name="T48"><text:s/>= <text:s/>(2.3)</text:span></text:p>
      <text:p text:style-name="P2"><text:span text:style-name="T48"><text:s/>= <text:s/>(2.4)</text:span></text:p>
      <text:p text:style-name="P2">Коеф на ВКФ - () = </text:p>
      <text:p text:style-name="P2">Свойства на ВКФ</text:p>
      <text:p text:style-name="P2">ВКФ не винаги е четна функция</text:p>
      <text:p text:style-name="P2">ВКФ не е задължително max при – това зависи от конкретните сигнали</text:p>
      <text:p text:style-name="P2">При ВКФ – взаимна средна мощност на два периодични сигнала или взаимната енергия на двата непериодични сигнала – това определя</text:p>
      <text:p text:style-name="P2">При размяна на местата на <text:s/>и <text:s/>се получават различни корелационни функции<text:line-break/> <text:s text:c="2"/></text:p>
      <text:p text:style-name="P2"><text:span text:style-name="T44">ВКФ на два периодични сигнала с еднаква честота но с различна фаза е също периодична функция на </text:span></text:p>
      <text:p text:style-name="P2"><text:span text:style-name="T44">Когато 2 периодични хармонични сигнала са с кратни честоти те се ортогонални и следователно тяхната ВКФ = 0, тоест те са некорелирали.</text:span></text:p>
      <text:p text:style-name="P5"/>
      <text:p text:style-name="P2"><text:span text:style-name="T21">Взаимна спектрална плътност. Теорема на Релей</text:span></text:p>
      <text:p text:style-name="P2"><text:span text:style-name="T21">Взаимна спектрална плътност</text:span> – чрез нея се съди за степента на взаимодействието и сигналите в енергийно отношение и в определена част от спектъра. Ще разгледаме 2 сигнала – u(t) и v(t).Във времевата област тяхното количествено взаимодействие се определя от скаларното им произведение.</text:p>
      <text:p text:style-name="P2"><text:s/>(1) –&gt; скаларно произведение</text:p>
      <text:p text:style-name="P2"><text:span text:style-name="T51">За разглеждането им в честотната област използване обратното преобразуване на Фурие.</text:span></text:p>
      <text:p text:style-name="P2"><text:tab/>(2) </text:p>
      <text:p text:style-name="P2">Заместваме 2 в 1 и се получава</text:p>
      <text:p text:style-name="P2"/>
      <text:p text:style-name="P2">Вторият интеграл изразява спектралната функция на сигнала <text:s/>, но при отрицателен аргумент, т.е: </text:p>
      <text:p text:style-name="P2"><text:s/>(4) -&gt; обобщена формула на Релей</text:p>
      <text:p text:style-name="P2"><text:s/>() = Re []</text:p>
      <text:p text:style-name="P2">(u,v) = <text:span text:style-name="T57"><text:s text:c="3"/><text:tab/></text:span>(5) Теорема на Релей</text:p>
      <text:p text:style-name="P2">W (ω) – взаимна спектрална плътност на двата сигнала и е свързана с разпределението на енергиите им. Нарича се още взаимен енергиен спектър.</text:p>
      <text:p text:style-name="P2">Колкото по-слабо е препокриването им на спектрите на двата сигнала, т.е W (ω) = min , толкова по-добре се различават двата сигнала.</text:p>
      <text:p text:style-name="P2"><text:span text:style-name="T21">Енергиен спектър</text:span></text:p>
      <text:p text:style-name="P2">u(t) = v(t) -&gt; съвпадат =&gt; са идентични</text:p>
      <text:p text:style-name="P1"/>
      <text:p text:style-name="P2"><text:span text:style-name="T54"><text:s/>(6) -&gt; равенство на Релей</text:span></text:p>
      <text:p text:style-name="P2"><text:span text:style-name="T54"><text:s/>(</text:span>ω<text:span text:style-name="T54">) – показва разпределението на енергията в спектъра на сигнала и се нарича енергиен спектър.</text:span></text:p>
      <text:p text:style-name="P2"/>
      <text:p text:style-name="P2"><text:span text:style-name="T56">[</text:span><text:span text:style-name="T54">(</text:span>ω<text:span text:style-name="T54">)] -&gt; [амплитуда/честота] -&gt; [V/Hz]</text:span></text:p>
      <text:p text:style-name="P2"><text:span text:style-name="T56">[</text:span><text:span text:style-name="T54">(</text:span>ω<text:span text:style-name="T54">)] -&gt; [/честота] -&gt; [/Hz]</text:span></text:p>
      <text:p text:style-name="P6"/>
      <text:p text:style-name="P2">Енергиен спектър - Чрез използване на енергийния спектър отпада информацията за фазата на сигналите и това е удобство при разглеждане на случайни сигнали.</text:p>
      <text:p text:style-name="P5"/>
      <text:p text:style-name="No_20_Spacing"><text:span text:style-name="T59">Връзка между корелационната </text:span><text:span text:style-name="Заглавие_20_1_20_Знак"><text:span text:style-name="T60">функция</text:span></text:span><text:span text:style-name="T59"> и енергийния спектър на сигнала</text:span></text:p>
      <text:p text:style-name="P7"/>
      <text:p text:style-name="P2"><text:span text:style-name="T45">Ако това е изпълнено тогава в спектралната област на S(u)</text:span></text:p>
      <text:p text:style-name="P2"><text:span text:style-name="T45">Тук…</text:span></text:p>
      <text:p text:style-name="P2"><text:span text:style-name="T57"><text:s/>. .</text:span></text:p>
      <text:p text:style-name="P7"/>
      <text:p text:style-name="P2"><text:span text:style-name="T57"><text:s/>= </text:span></text:p>
      <text:p text:style-name="P2"><text:span text:style-name="T47"><text:s text:c="2"/></text:span><text:span text:style-name="T22">(1) -&gt; връзката между корелационната функция и енергийния спектър на сигнала.</text:span></text:p>
      <text:p text:style-name="P2"><text:span text:style-name="T22"><text:s/>= <text:s/>(2) -&gt; връзка между енергийния спектър и корелационната функция</text:span></text:p>
      <text:p text:style-name="P2">Теорема на Винер-Хинчин</text:p>
      <text:p text:style-name="P2">Важни свойства: <text:s text:c="5"/></text:p>
      <text:p text:style-name="P2">Тъй като енергийният спектър има връзка с корелационната функция, то на различни по форма сигнали имащи еднакви амплитудно честотни спектри съответстват еднакви корелационни функции.</text:p>
      <text:p text:style-name="P2">Колкото по-широк е спектъра на сигнала, толкова по-малък е интервалът на корелация, което е равностойно на свиване на сигнала и копието между времето и обратно - на голям интервал на корелация съответства по-тесен спектър на сигнала.</text:p>
      <text:p text:style-name="P2"><text:span text:style-name="T21">Динамично представяне на сигналите. Конволюция</text:span></text:p>
      <text:p text:style-name="P2"/>
      <text:p text:style-name="P2">Динамичното представяне на сигналите е свързано с разглеждането им във времето като сума от елементарни сигнали, които възникват последователно. Чрез динамичното представяне се проследяват бързите измененията на сигнала и взаимодействието им върху дискретни и непрекъснати системи.</text:p>
      <text:p text:style-name="P2">За тази цел се използват няколко елементарни сигнала (тестови)</text:p>
      <text:p text:style-name="P2">Единичната функция τ(t) – единичен скок (функция на Хевисайд)</text:p>
      <text:p text:style-name="P7"/>
      <text:p text:style-name="P2">Тя е непрекъсната функция във времето и затова не може да се реализира, тъй като напреженията не нарастват със скок в реалните ел. системи, поради наличието на реактивни елементи.</text:p>
      <text:p text:style-name="P2">δ(t) – единичен импулс, функция на Дирак</text:p>
      <text:p text:style-name="P2">δ(t) = </text:p>
      <text:p text:style-name="P3"/>
      <text:p text:style-name="P2"><text:span text:style-name="T57"><text:s text:c="6"/>площта на единичния импулс</text:span></text:p>
      <text:p text:style-name="P2">δ(t - ) = </text:p>
      <text:p text:style-name="P3"/>
      <text:p text:style-name="P3"/>
      <text:p text:style-name="P2"><text:span text:style-name="T57">Неговата височина е безкрайно голяма, а широчината е безкрайно малка. Площта ме у = 1.</text:span></text:p>
      <text:p text:style-name="P2"><text:span text:style-name="T57">При грубо приближение единичния импулс се характеризира с безкрайно малка широчина и безкрайно голяма височина.</text:span></text:p>
      <text:p text:style-name="P2"><text:span text:style-name="T57">При наблюдение чрез осцилоскоп, бързото изменение на сигналите се реализира чрез поредици от такива импулси. В реалния случай продължителността трябва да бъде много малко в сравнение периода на повторение.</text:span></text:p>
      <text:p text:style-name="P3"/>
      <text:p text:style-name="P2"><text:span text:style-name="T57">Дискретен единичен импулс – функция на Кронекер. </text:span>δ(n) – единичен отчет</text:p>
      <text:p text:style-name="P2">δ(n) = <text:tab/><text:tab/><text:tab/></text:p>
      <text:p text:style-name="P2">δ(n-m) = </text:p>
      <text:p text:style-name="P2"><text:span text:style-name="T57"><text:s text:c="2"/>-&gt; площ на дискретен единичен импулс</text:span></text:p>
      <text:p text:style-name="P2">Дискретният сигнал S(n) може да се представи като сума от показаните 4 дискрета изразени чрез единичния импулс.</text:p>
      <text:p text:style-name="P2">S(n) = S(0). δ(n) + S(1). δ(n-1) + S(2). δ(n-2) + S(3). δ(n-3)</text:p>
      <text:p text:style-name="P2">n=-3</text:p>
      <text:p text:style-name="P2">S(-3). δ(n+3)</text:p>
      <text:p text:style-name="P2">S(n) = <text:s/>δ(n-m) – конволюция на сигнала с единичния импулс от дискретен вид.</text:p>
      <text:p text:style-name="P2">Единичният импулс или филтриращо свойство; той отделя съответната дискретна стойност на сигнала по оста на времето.</text:p>
      <text:p text:style-name="P2">При непрекъснати сигнали</text:p>
      <text:p text:style-name="P2"><text:s text:c="3"/>S(t)</text:p>
      <text:p text:style-name="P2">m – номер на съответния импулс</text:p>
      <text:p text:style-name="P2">h = S(m<text:span text:style-name="T57">) – височина </text:span></text:p>
      <text:p text:style-name="P2">b = m<text:span text:style-name="T57"> – ширина на импулса</text:span></text:p>
      <text:p text:style-name="P2">B = S(m).<text:span text:style-name="T57"> – площ на всеки импулс</text:span></text:p>
      <text:p text:style-name="P2">Ще представим S(n) като сума от всички импулси:</text:p>
      <text:p text:style-name="P2"><text:s/>S(n) = <text:tab/></text:p>
      <text:p text:style-name="P3"/>
      <text:p text:style-name="P2">∑ -&gt; S; </text:p>
      <text:p text:style-name="P2">n</text:p>
      <text:p text:style-name="P2">m</text:p>
      <text:p text:style-name="P2"><text:span text:style-name="T57">S(t) = <text:s/>(2) – конволюция на сигнала с единичен импулс от непрекъснат вид.</text:span></text:p>
      <text:p text:style-name="P2"><text:span text:style-name="T57">Конволюция за дискретен тип – бележи се с </text:span></text:p>
      <text:p text:style-name="P2"><text:span text:style-name="T21">13. </text:span><text:span text:style-name="T46">Амплитудна модулация.Спектри на сигнали с Амплитудна модулация(АМ)</text:span></text:p>
      <text:p text:style-name="P2">Същност на процеса модулация- нелинеен процес, при който параметрите на някакъв високочестотен сигнал се изменят в зависимост от някакъв нискочестотен сигнал (управляващ) сигнал, който е носител на информация. Чрез модулирането се пренася спектъра на управляващия сигнал в областта на високите честоти. Благодарение на това се създават повече канали за връзка и информационният сигнал се предава на големи разстояния с малки загуби. Устройствата, които преобразуват сигналите се наричат модулатори.</text:p>
      <text:p text:style-name="P2">В мястото на приемането се извършва обратно преобразуване- демодулация и се получава управляващият сигнал. В реален случай полученият след демодулацията сигнал не съответства на първоначалният, а съдържа незначителни изкривявания и смущения. <text:s/></text:p>
      <text:p text:style-name="P2">Същност на процеса амплитудна модулация- <text:s/>Непрекъсната амплитудна модулация се характеризира с изменение на амплитудата на високочестотния сигнал в зависимост от амплитудата на управляващия нискочестотен сигнал.</text:p>
      <text:p text:style-name="P2">Математически модел на амплитудно модулирания сигнал.</text:p>
      <text:p text:style-name="P2"><text:span text:style-name="T57">(t)= [1+m (t)] cos(t + ) <text:s text:c="30"/>(1)</text:span></text:p>
      <text:p text:style-name="P2"><text:span text:style-name="T57">(t)= <text:s/>cos(t + )- хармонично трептене</text:span></text:p>
      <text:p text:style-name="P2"><text:span text:style-name="T57">(t)- управляващ сигнал</text:span></text:p>
      <text:p text:style-name="P2"><text:span text:style-name="T57">(t)- cos(Ωt + )- хармонично трептене</text:span></text:p>
      <text:p text:style-name="P2"><text:span text:style-name="T57">(t)= [1+m cos(Ωt + )] cos(t + ) <text:s text:c="16"/>(2)</text:span></text:p>
      <text:p text:style-name="P7"/>
      <text:p text:style-name="P2"><text:span text:style-name="T45"><text:s text:c="6"/></text:span><text:span text:style-name="T57">m = </text:span><text:span text:style-name="T45"><text:s/>=</text:span><text:span text:style-name="T57"> <text:s text:c="2"/>≤ 1 <text:s text:c="2"/></text:span></text:p>
      <text:p text:style-name="P2"><text:span text:style-name="T57">m- коефициент на амплитудна модулация.</text:span></text:p>
      <text:p text:style-name="P2"><text:span text:style-name="T57">Типични стойности за m: 0,3; 0,5; 0,8</text:span></text:p>
      <text:p text:style-name="P2"><text:span text:style-name="T57"><text:s/>m = 1 – дълбока модулация ; <text:s text:c="4"/>m &gt; 1 – премодулация</text:span></text:p>
      <text:p text:style-name="P2">Амплитудна модулация при <text:s/>, <text:span text:style-name="T57"><text:s/></text:span>- хармонично трептене</text:p>
      <text:p text:style-name="P2">Графиката е при симетрично изменение.</text:p>
      <text:p text:style-name="P2"><text:span text:style-name="T57">- коефициент на модулация при горната част </text:span></text:p>
      <text:p text:style-name="P2"><text:span text:style-name="T57">- коефициент на модулация при долната част</text:span></text:p>
      <text:p text:style-name="P2"><text:span text:style-name="T57">(t) = cos(t +)– произволен представен в ред на Фурие</text:span></text:p>
      <text:p text:style-name="P2"><text:span text:style-name="T57">(t)= [1+ cos(t +)] <text:s text:c="32"/>(3)</text:span></text:p>
      <text:p text:style-name="P2"><text:span text:style-name="T45"><text:s text:c="6"/></text:span><text:span text:style-name="T57">m = <text:s text:c="2"/>; <text:s text:c="3"/>(k=1,2……n) <text:s text:c="4"/>m- парциален коефициент на модулация</text:span></text:p>
      <text:p text:style-name="P2"><text:span text:style-name="T57">Спектри на сигнали с амплитудна модулация</text:span></text:p>
      <text:p text:style-name="P2"><text:span text:style-name="T57">Управляващият сигнал е с просто хармонично трептене</text:span></text:p>
      <text:p text:style-name="P2"><text:span text:style-name="T57">=0, =0</text:span></text:p>
      <text:p text:style-name="P2"><text:span text:style-name="T44"><text:s text:c="7"/></text:span>cosα.cosβ = [ cos(α-β) + cos(α+β)]</text:p>
      <text:p text:style-name="P2">(t)= cost + <text:s/>cos(t + ) + cos(t - )</text:p>
      <text:p text:style-name="P2">Уравнение за спектъра на амплитудно модулираните сигнали</text:p>
      <text:p text:style-name="P2">Δ B= - ( ) = 2</text:p>
      <text:p text:style-name="P2">Управляващ е сложен сигнал</text:p>
      <text:p text:style-name="P2">&gt;&gt; …. </text:p>
      <text:p text:style-name="P2">&lt;&lt; .…</text:p>
      <text:p text:style-name="P2">Честотата на модулирания сигнал <text:s text:c="2"/>изчезва и на нейно място се получават 2 странични честоти, когато управляващия сигнал е просто хармонично трептене или 2 странични ленти.</text:p>
      <text:p text:style-name="P2"/>
      <text:p text:style-name="P2">13. <text:span text:style-name="T21">Енергийни съотношения при сигнали с амплитудна модулация. Разновидности на амплитудна модулация.</text:span></text:p>
      <text:p text:style-name="P2">Енергийни съотношения при сигнали с АМ- мощността при АМ е от съществено значение за изчисляване на генераторите, модулаторите и останалите устройства в техническата система с цел повишаване на надеждност и намаляване на експлоатационните разходи на съответните системи.</text:p>
      <text:p text:style-name="P2"><text:span text:style-name="T57">= <text:s text:c="2"/>Период на управляващ сигнал</text:span></text:p>
      <text:p text:style-name="P2"><text:span text:style-name="T57">= <text:s/>; <text:s text:c="21"/>&gt;&gt;; <text:s text:c="25"/>&lt;&lt;</text:span></text:p>
      <text:p text:style-name="P2">За един период </text:p>
      <text:p text:style-name="P2"><text:span text:style-name="T57">= (1+mcost)</text:span></text:p>
      <text:p text:style-name="P2">m =0 <text:s text:c="21"/>Няма модулация </text:p>
      <text:p text:style-name="P2"><text:span text:style-name="T57">= <text:s/>= <text:s text:c="7"/>Режим на мълчание</text:span></text:p>
      <text:p text:style-name="P2"><text:span text:style-name="T57">m=1; cost = 1</text:span></text:p>
      <text:p text:style-name="P2"><text:span text:style-name="T57">=4=</text:span></text:p>
      <text:p text:style-name="P2"><text:soft-page-break/>m=1; <text:span text:style-name="T57">cost =- 1</text:span></text:p>
      <text:p text:style-name="P2"><text:span text:style-name="T57"><text:s text:c="14"/>=0=</text:span></text:p>
      <text:p text:style-name="P2"><text:span text:style-name="T57"><text:s text:c="4"/>-&gt; <text:s text:c="2"/>се изменя от (0 - 4)</text:span></text:p>
      <text:p text:style-name="P2"><text:s/>2. За един период на управляващия сигнал </text:p>
      <text:p text:style-name="P2"><text:span text:style-name="T57"><text:tab/><text:tab/>=</text:span></text:p>
      <text:p text:style-name="P2"><text:span text:style-name="T57"><text:tab/><text:tab/>2.1) при <text:s/>m=1, = 1.5</text:span></text:p>
      <text:p text:style-name="P2"><text:span text:style-name="T57"><text:tab/><text:tab/>2.2) при m=0, = </text:span></text:p>
      <text:p text:style-name="P2">2. Разновидности на АМ във връзка с използването на по-тесен честотен обхват и подобряване на енергийните показатели се използват разновидности на АМ.</text:p>
      <text:p text:style-name="P2"><text:tab/>А) разновидност 1 - Балансна АМ (БАМ) <text:tab/><text:tab/> (t)=cos(+)t + cos(-)t</text:p>
      <text:p text:style-name="P2"><text:tab/><text:tab/>ΔB = 2<text:span text:style-name="T57"> </text:span></text:p>
      <text:p text:style-name="P2"><text:s text:c="10"/>Недостатък: необходимост от възстановяване на <text:s/>носещия сигнал в мястото на приемане което е свързано с трудности при синхронизация на генераторите в приемната и предавателната част.</text:p>
      <text:p text:style-name="P2"><text:s text:c="10"/>Б) разновидност 2 – ЕЛАМ(еднолентова АМ) (SSB)<text:span text:style-name="T57"> <text:s text:c="13"/>(t)=cos(±)t +А</text:span><text:span text:style-name="T39">о</text:span><text:span text:style-name="T57">*cosw</text:span><text:span text:style-name="T39">o</text:span><text:span text:style-name="T57">t</text:span></text:p>
      <text:p text:style-name="P2"><text:s text:c="24"/><text:span text:style-name="T57">ΔB = </text:span></text:p>
      <text:p text:style-name="P2"><text:s text:c="17"/>Предимства: Намалява се консумираната мощност и широчината на използваната честотна лента два пъти</text:p>
      <text:p text:style-name="P2"/>
      <text:p text:style-name="P2"><text:tab/>* Предимства на АМ: <text:tab/><text:tab/><text:tab/>* Недостатъци на АМ:<text:line-break/><text:tab/>- Лесна техническа реализация; <text:tab/>- Ниска шумоустойчивост;</text:p>
      <text:p text:style-name="P2"><text:tab/>-Тясна честотна лента<text:tab/><text:tab/><text:tab/> - Висока консумация на енергия</text:p>
      <text:p text:style-name="P2"><text:tab/><text:tab/><text:tab/><text:tab/><text:tab/><text:tab/>-ниско КПД</text:p>
      <text:p text:style-name="P2"/>
      <text:p text:style-name="P2"/>
      <text:p text:style-name="P2"><text:span text:style-name="T18">Информация.Количество информация.Ентропия</text:span></text:p>
      <text:p text:style-name="P2"><text:span text:style-name="T17">Думата информация се разбират всички сведения за събития, процеси, обекти, явления и прочие, които подлежат на пренасяне в пространството и времето. При по-общо тълкуване това е свойството на материалните обекти което се проявява в изменение на техните състояния, чрез отражение се предават от един на друг обект. Чрез информацията се управляват различни обекти. </text:span></text:p>
      <text:p text:style-name="P2"><text:span text:style-name="T17">Количество информация – придобива популярност през последните години във връзка с разширеното използване на информационните технологии и по-специално на цифровите системи. Единицата за количество информация е </text:span>bit<text:span text:style-name="T17">. </text:span>Binary digit(<text:span text:style-name="T17">двоична единица). Един бит информация се получава след като се узнае кое от две равновероятни събития е настъпило. Друга единица за количество информация е байт/килобит/мега/…. Количеството информация е положително число тъй като 0&lt;=</text:span>P1&lt;=1<text:span text:style-name="T17"> и логаритъмът е с отрицателен знак.</text:span></text:p>
      <text:p text:style-name="P2"><text:span text:style-name="T17">Априорна вероятност (</text:span>P1)/<text:span text:style-name="T17">апостериорна вероятност (</text:span>P2)<text:span text:style-name="T17">. Прирастът на количествата информация </text:span>I = P2/P1, <text:span text:style-name="T17">в двоична единица </text:span>I=log2 * p2/p1</text:p>
      <text:p text:style-name="P2"><text:span text:style-name="T17">Ентропия – способността на един източник да създава информация. От прилочна гл.т. ентропията е средното количество информация на едно съобщение</text:span>= I<text:span text:style-name="T17">ср = </text:span>n1I1+…+nkIk/N <text:s text:c="4"/>(N = n1+n2+……+nk) </text:p>
      <text:p text:style-name="P2"><text:span text:style-name="T17">Ентропията е равна на нула, ако едно от събитията е достоверно<text:line-break/>Ентропията е максимална при равно вероятни събития<text:line-break/>Когато събитията са с различни вероятности и сред тях няма достоверно събитие, Ентропията е &gt; 0 и &lt; от макс. Стойност.<text:line-break/></text:span></text:p>
      <text:p text:style-name="P2"><text:span text:style-name="T20">Математическо представяне на сигналите. Видове сигнали</text:span></text:p>
      <text:p text:style-name="P2"><text:span text:style-name="T17">Математическо представяне на сигнали – обработката на сигналите е свързана с тяхното количествено представяне. Такова представяне е необходимо при оразмеряване на съответни системи за обработка, пренасяне и съхранения на информацията. Сигнала е физически процес, за неговото изучаване и изследване е <text:s/>необходимо да се направи математически модел. Това е функционална зависимост при която аргумент е времето. Представя се в аналитичен и графичен вид.</text:span></text:p>
      <text:p text:style-name="P2"><text:span text:style-name="T17">Особености на математическия модел:<text:line-break/>-позволява да се абстрахираме от конкретната природа на източника на сигнала;<text:line-break/>-описва най-съществените свойства на сигналите като игнорира второстепенните свойства и признаци<text:line-break/>-функциите, които описват сигналите, могат да приемат реални и комплексни стойности</text:span></text:p>
      <text:p text:style-name="P2"><text:span text:style-name="T17">Познаването на този модел дава възможност те да бъдат сравнявани помежду си. По този начин може да бъде направена тяхната класификация.</text:span></text:p>
      <text:p text:style-name="P2"><text:span text:style-name="T17">2.ВИДОВЕ СИГНАЛИ:<text:line-break/>А) едномерни и многомерни сигнали<text:line-break/><text:tab/>-едномерните сигнали са тези които се представят с една функция на времето<text:line-break/><text:tab/>-многомерните са съвкупност от едномерни сигнали</text:span></text:p>
      <text:p text:style-name="P2"><text:span text:style-name="T17">Б) детерминирани и случайни сигнали</text:span></text:p>
      <text:p text:style-name="P2"><text:span text:style-name="T17">Основават се на принципа възможно или невъзможно е точното им представяне в произволен момент от времето. При детерминираните сигнали математическия модел позволява да се направи такова предсказване, а при случайните – не. Приема се, че при реални условия, когато нивото на шума е много по-малко от нивото на полезния сигнал(с известна форма), сигнала е детерминиран.</text:span></text:p>
      <text:p text:style-name="P2"><text:span text:style-name="T17">В)аналогови и дискретни сигнали:</text:span></text:p>
      <text:p text:style-name="P2"><text:span text:style-name="T17">Функциите, които описват аналоговите сигнали са непрекъснати или с краен брой точки, а функциите които описват дискретните са прекъснати</text:span></text:p>
      <text:p text:style-name="P2"><text:span text:style-name="T17">Г)периодични и непериодични</text:span></text:p>
      <text:p text:style-name="P2"><text:span text:style-name="T17">П-сигнала се повтаря/НП-има определена дължин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.0417in" fo:keep-with-next="always"/>
      <style:text-properties style:font-name="Cambria" fo:font-size="16pt" fo:language="bg" fo:country="BG" fo:font-weight="bold" style:letter-kerning="true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39in" fo:margin-bottom="0in" fo:keep-together="always" fo:keep-with-next="always"/>
      <style:text-properties fo:color="#4f81bd" style:font-name="Cambria" fo:font-size="13pt" fo:language="bg" fo:country="BG" fo:font-weight="bold" style:font-size-asian="13pt" style:font-weight-asian="bold" style:font-name-complex="F" style:font-size-complex="13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No_20_Spacing" style:display-name="No Spacing" style:family="paragraph" style:default-outline-level="" style:list-style-name="">
      <style:paragraph-properties fo:margin-top="0in" fo:margin-bottom="0in" fo:line-height="100%" fo:orphans="2" fo:widows="2" style:writing-mode="lr-tb"/>
      <style:text-properties style:use-window-font-color="true"/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Calibri" fo:language="bg" fo:country="BG" style:font-name-asian="Calibri1" style:font-name-complex="Times New Roman1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Default_20_Paragraph_20_Font" style:display-name="Default Paragraph Font" style:family="text"/>
    <style:style style:name="Заглавие_20_1_20_Знак" style:display-name="Заглавие 1 Знак" style:family="text" style:parent-style-name="Default_20_Paragraph_20_Font">
      <style:text-properties style:font-name="Cambria" fo:font-size="16pt" fo:language="bg" fo:country="BG" fo:font-weight="bold" style:letter-kerning="true" style:font-size-asian="16pt" style:font-weight-asian="bold" style:font-name-complex="F" style:font-size-complex="16pt" style:font-weight-complex="bold"/>
    </style:style>
    <style:style style:name="Заглавие_20_2_20_Знак" style:display-name="Заглавие 2 Знак" style:family="text" style:parent-style-name="Default_20_Paragraph_20_Font">
      <style:text-properties fo:color="#4f81bd" style:font-name="Cambria" fo:font-size="13pt" fo:language="bg" fo:country="BG" fo:font-weight="bold" style:font-size-asian="13pt" style:font-weight-asian="bold" style:font-name-complex="F" style:font-size-complex="13pt" style:font-weight-complex="bold"/>
    </style:style>
    <style:style style:name="Долен_20_колонтитул_20_Знак" style:display-name="Долен колонтитул Знак" style:family="text" style:parent-style-name="Default_20_Paragraph_20_Font">
      <style:text-properties style:font-name="Calibri" fo:language="bg" fo:country="BG" style:font-name-asian="Calibri1" style:font-name-complex="Times New Roman1"/>
    </style:style>
    <style:style style:name="Изнесен_20_текст_20_Знак" style:display-name="Изнесен текст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Горен_20_колонтитул_20_Знак" style:display-name="Горен колонтитул Знак" style:family="text" style:parent-style-name="Default_20_Paragraph_20_Font"/>
    <style:style style:name="ListLabel_20_1" style:display-name="ListLabel 1" style:family="text">
      <style:text-properties fo:font-weight="bold" style:font-weight-asian="bold" style:font-name-complex="F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asian="Calibri1" style:font-name-complex="Times New Roman1"/>
    </style:style>
    <style:style style:name="ListLabel_20_4" style:display-name="ListLabel 4" style:family="text">
      <style:text-properties style:font-name-asian="Times New Roman1" style:font-name-complex="Times New Roman1"/>
    </style:style>
    <style:style style:name="ListLabel_20_5" style:display-name="ListLabel 5" style:family="text">
      <style:text-properties fo:font-style="normal" style:font-style-asian="normal"/>
    </style:style>
    <style:style style:name="ListLabel_20_6" style:display-name="ListLabel 6" style:family="text">
      <style:text-properties fo:font-style="normal" fo:font-weight="normal" style:font-style-asian="normal" style:font-weight-asian="normal"/>
    </style:style>
    <style:style style:name="ListLabel_20_7" style:display-name="ListLabel 7" style:family="text">
      <style:text-properties style:font-name-complex="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" text:bullet-char="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4" style:num-suffix="" text:bullet-char="">
        <style:list-level-properties text:list-level-position-and-space-mode="label-alignment">
          <style:list-level-label-alignment text:label-followed-by="listtab" fo:text-indent="-0.25in" fo:margin-left="1.80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30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80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30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80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30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80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5.30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80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25in" fo:margin-left="1.260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60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60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60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60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60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60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60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6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5" style:num-suffix=")" style:num-format="1">
        <style:list-level-properties text:list-level-position-and-space-mode="label-alignment">
          <style:list-level-label-alignment text:label-followed-by="listtab" fo:text-indent="-0.25in" fo:margin-left="1.510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2.0102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510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3.010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5102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4.0102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5102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5.010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510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1.3752in" fo:margin-left="3.937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8126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.3126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4.8126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5.3126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5.8126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6.3126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6.8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854in" fo:margin-left="0.3854in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6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75in" fo:margin-left="7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7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4917in" fo:margin-left="0.9839in" fo:margin-right="0.9839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columns fo:column-count="2" fo:column-gap="0.4917in">
          <style:column style:rel-width="32767*" fo:start-indent="0in" fo:end-indent="0.2457in"/>
          <style:column style:rel-width="32768*" fo:start-indent="0.2457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Converted1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ne-PC</meta:initial-creator>
    <dc:creator>Kostov Konstantin</dc:creator>
    <meta:editing-cycles>5</meta:editing-cycles>
    <meta:creation-date>2016-04-19T08:10:00</meta:creation-date>
    <dc:date>2019-06-26T01:22:17.41</dc:date>
    <meta:editing-duration>PT37S</meta:editing-duration>
    <meta:generator>OpenOffice/4.1.6$Win32 OpenOffice.org_project/416m1$Build-9790</meta:generator>
    <meta:document-statistic meta:table-count="0" meta:image-count="0" meta:object-count="0" meta:page-count="3" meta:paragraph-count="274" meta:word-count="3239" meta:character-count="2056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